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Normalized Cross Correlation</text:p>
      <text:p text:style-name="Horizontal_20_Line"/>
      <text:p text:style-name="Standard">Includes:</text:p>
      <text:p text:style-name="P2">stdio.h</text:p>
      <text:p text:style-name="P2">math.h</text:p>
      <text:p text:style-name="P2">“Matrix.h”</text:p>
      <text:p text:style-name="Horizontal_20_Line"/>
      <text:p text:style-name="P3">Methods:</text:p>
      <text:p text:style-name="P2">NormalizedCrossCorrelation(); </text:p>
      <text:p text:style-name="P2">void setTemplate(int _wh) { template_width = _wh; template_height = _wh; }; </text:p>
      <text:p text:style-name="P2">void setTemplate(int _w, int _h) { template_width = _w; template_height = _h; }; </text:p>
      <text:p text:style-name="P2">void setSearchWindow(int _wh) { search_window_width = _wh; search_window_height = _wh; }; </text:p>
      <text:p text:style-name="P2">void setSearchWindow(int _w, int _h) { search_window_width = _w; search_window_height = _h; }; </text:p>
      <text:p text:style-name="P2">void setTemplateCenter(int _x, int _y) { template_center_x = _x; template_center_y = _y; }; </text:p>
      <text:p text:style-name="P2">void setSearchWindowCenter(int _x, int _y) { search_window_center_x = _x; search_window_center_y = _y; }; </text:p>
      <text:p text:style-name="P2">int searchHomologous(Matrix *, Matrix *); </text:p>
      <text:p text:style-name="P2">double directCorrelation(Matrix *X, Matrix *Y, int template_cx, int template_cy, int matching_cx, int matching_cy); </text:p>
      <text:p text:style-name="P2">double getBestP() { return best_p; }; </text:p>
      <text:p text:style-name="P2">int getBestX() { return best_x; }; </text:p>
      <text:p text:style-name="P2">int getBestY() { return best_y; }; </text:p>
      <text:p text:style-name="P2">void setMinStd(double _mstd) { min_std_acceptance = _mstd; }; </text:p>
      <text:p text:style-name="P2">bool checkTemplateStd(Matrix *refmat); 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setTemplate</text:p>
      <text:p text:style-name="P5">Set template size.</text:p>
      <text:p text:style-name="P5">User may set both width and height at the same size or use different sizes.</text:p>
      <text:p text:style-name="P3"/>
      <text:p text:style-name="P3">setSearchWindow</text:p>
      <text:p text:style-name="P5">Set search window size.</text:p>
      <text:p text:style-name="P5">User may set both width and height at the same size or use different sizes.</text:p>
      <text:p text:style-name="P3"/>
      <text:p text:style-name="P3">setTemplateCenter</text:p>
      <text:p text:style-name="P5">Specifies the coordinates of the template center.</text:p>
      <text:p text:style-name="Standard"/>
      <text:p text:style-name="P3">setSearchWindowCenter</text:p>
      <text:p text:style-name="P5">Specifies the coordinates of the search window center.</text:p>
      <text:p text:style-name="Standard"/>
      <text:p text:style-name="Standard">searchHomologous</text:p>
      <text:p text:style-name="P4">Match matrices images M1 and M2.</text:p>
      <text:p text:style-name="P4">M1 is the reference, and M2 the searching image.</text:p>
      <text:p text:style-name="P4">All the previous parameters must be set before running this method.</text:p>
      <text:p text:style-name="Standard"/>
      <text:p text:style-name="Standard"><text:soft-page-break/>directCorrelation</text:p>
      <text:p text:style-name="P4">Calculate the direct correlation only in a given match window (window inside search window).</text:p>
      <text:p text:style-name="P4">User must set the size of the template before running this method.</text:p>
      <text:p text:style-name="Standard"/>
      <text:p text:style-name="Standard">getBestP</text:p>
      <text:p text:style-name="P4">After running searchHomologous(), informs the best pearson coefficient found. </text:p>
      <text:p text:style-name="P4"/>
      <text:p text:style-name="Standard">getBestX</text:p>
      <text:p text:style-name="P4">After running searchHomologous(), informs the best column coordinate found. </text:p>
      <text:p text:style-name="Standard"/>
      <text:p text:style-name="Standard">getBestY</text:p>
      <text:p text:style-name="P4">After running searchHomologous(), informs the best row coordinate found.</text:p>
      <text:p text:style-name="Standard"/>
      <text:p text:style-name="Standard">setMinStd</text:p>
      <text:p text:style-name="P4">Set the minimum template standard deviation evaluation.</text:p>
      <text:p text:style-name="P4">This method is useful to check if the template is ready to be correlated.</text:p>
      <text:p text:style-name="P4">Works with checkTemplateStd().</text:p>
      <text:p text:style-name="P4"/>
      <text:p text:style-name="P6">checkTemplateStd</text:p>
      <text:p text:style-name="P4">Check the template standard deviation.</text:p>
      <text:p text:style-name="Standard"/>
      <text:p text:style-name="Horizontal_20_Line"/>
      <text:p text:style-name="P7">The E-FOTO Team</text:p>
      <text:p text:style-name="P8"/>
      <text:p text:style-name="P8">Class developed by: Marcelo Teixeira Silveira</text:p>
      <text:p text:style-name="P8">Document: Marcelo Teixeira Silveira</text:p>
      <text:p text:style-name="P8">Date: 2011-2012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5:07</dc:date>
    <dc:creator>Marcelo SIlveira</dc:creator>
    <meta:editing-duration>PT00H33M42S</meta:editing-duration>
    <meta:editing-cycles>10</meta:editing-cycles>
    <meta:generator>OpenOffice.org/3.2$Unix OpenOffice.org_project/320m12$Build-9483</meta:generator>
    <meta:document-statistic meta:table-count="0" meta:image-count="0" meta:object-count="0" meta:page-count="2" meta:paragraph-count="56" meta:word-count="330" meta:character-count="2366"/>
  </office:meta>
</office:document-meta>
</file>